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29.5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hell-Styl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om/t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hebangOrComment</text:p>
          </table:table-cell>
          <table:table-cell office:value-type="string" calcext:value-type="string">
            <text:p>Sheba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ringDoubleQuotes</text:p>
          </table:table-cell>
          <table:table-cell office:value-type="string" calcext:value-type="string">
            <text:p>StringDoubleQuotesEscaped</text:p>
          </table:table-cell>
          <table:table-cell office:value-type="string" calcext:value-type="string">
            <text:p>StringSingleQuotes</text:p>
          </table:table-cell>
          <table:table-cell office:value-type="string" calcext:value-type="string">
            <text:p>StringSingleQuotesescape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formula="of:= [.B3]" office:value-type="string" office:string-value="Start" calcext:value-type="string">
            <text:p>Sta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 [.C3]" office:value-type="string" office:string-value="Normal" calcext:value-type="string">
            <text:p>Norm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s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“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 [.D3]" office:value-type="string" office:string-value="ShebangOrComment" calcext:value-type="string">
            <text:p>ShebangOrComment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else</text:p>
          </table:table-cell>
          <table:table-cell table:style-name="ce1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 [.E3]" office:value-type="string" office:string-value="Shebang" calcext:value-type="string">
            <text:p>Sheba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li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 [.F3]" office:value-type="string" office:string-value="Comment" calcext:value-type="string">
            <text:p>Com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lin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lse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 [.G3]" office:value-type="string" office:string-value="StringDoubleQuotes" calcext:value-type="string">
            <text:p>StringDoubleQuo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“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\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 [.H3]" office:value-type="string" office:string-value="StringDoubleQuotesEscaped" calcext:value-type="string">
            <text:p>StringDoubleQuotesEscaped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anything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[.I3]" office:value-type="string" office:string-value="StringSingleQuotes" calcext:value-type="string">
            <text:p>StringSingleQuo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[.J3]" office:value-type="string" office:string-value="StringSingleQuotesescaped" calcext:value-type="string">
            <text:p>StringSingleQuotesescaped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formula="of:=[.K3]" office:value-type="string" office:string-value="End" calcext:value-type="string">
            <text:p>End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a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1:15:30.085986287</meta:creation-date>
    <dc:date>2017-07-09T21:39:50.862249920</dc:date>
    <meta:editing-duration>PT13M49S</meta:editing-duration>
    <meta:editing-cycles>4</meta:editing-cycles>
    <meta:generator>LibreOffice/5.1.6.2$Linux_X86_64 LibreOffice_project/10m0$Build-2</meta:generator>
    <meta:document-statistic meta:table-count="1" meta:cell-count="122" meta:object-count="0"/>
  </office:meta>
</office:document-meta>
</file>